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2611in" table:align="left"/>
    </style:style>
    <style:style style:name="Table1.A" style:family="table-column">
      <style:table-column-properties style:column-width="0.0972in"/>
    </style:style>
    <style:style style:name="Table1.B" style:family="table-column">
      <style:table-column-properties style:column-width="4.1639in"/>
    </style:style>
    <style:style style:name="Table1.A1" style:family="table-cell">
      <style:table-cell-properties style:vertical-align="middle"/>
    </style:style>
    <style:style style:name="Table2" style:family="table">
      <style:table-properties style:width="4.2611in" table:align="left"/>
    </style:style>
    <style:style style:name="Table2.A" style:family="table-column">
      <style:table-column-properties style:column-width="0.0972in"/>
    </style:style>
    <style:style style:name="Table2.B" style:family="table-column">
      <style:table-column-properties style:column-width="4.1639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0.1806in"/>
    </style:style>
    <style:style style:name="Table3.B" style:family="table-column">
      <style:table-column-properties style:column-width="6.7444in"/>
    </style:style>
    <style:style style:name="Table3.A1" style:family="table-cell">
      <style:table-cell-properties style:vertical-align="middle"/>
    </style:style>
    <style:style style:name="Table4" style:family="table">
      <style:table-properties style:width="6.925in" table:align="left"/>
    </style:style>
    <style:style style:name="Table4.A" style:family="table-column">
      <style:table-column-properties style:column-width="0.1806in"/>
    </style:style>
    <style:style style:name="Table4.B" style:family="table-column">
      <style:table-column-properties style:column-width="6.7444in"/>
    </style:style>
    <style:style style:name="Table4.A1" style:family="table-cell">
      <style:table-cell-properties style:vertical-align="middle"/>
    </style:style>
    <style:style style:name="Table5" style:family="table">
      <style:table-properties style:width="4.5569in" table:align="left"/>
    </style:style>
    <style:style style:name="Table5.A" style:family="table-column">
      <style:table-column-properties style:column-width="0.0972in"/>
    </style:style>
    <style:style style:name="Table5.B" style:family="table-column">
      <style:table-column-properties style:column-width="4.4597in"/>
    </style:style>
    <style:style style:name="Table5.A1" style:family="table-cell">
      <style:table-cell-properties style:vertical-align="middle"/>
    </style:style>
    <style:style style:name="Table6" style:family="table">
      <style:table-properties style:width="4.3569in" table:align="left"/>
    </style:style>
    <style:style style:name="Table6.A" style:family="table-column">
      <style:table-column-properties style:column-width="0.0972in"/>
    </style:style>
    <style:style style:name="Table6.B" style:family="table-column">
      <style:table-column-properties style:column-width="4.2597in"/>
    </style:style>
    <style:style style:name="Table6.A1" style:family="table-cell">
      <style:table-cell-properties style:vertical-align="middle"/>
    </style:style>
    <style:style style:name="Table7" style:family="table">
      <style:table-properties style:width="4.7569in" table:align="left"/>
    </style:style>
    <style:style style:name="Table7.A" style:family="table-column">
      <style:table-column-properties style:column-width="0.0972in"/>
    </style:style>
    <style:style style:name="Table7.B" style:family="table-column">
      <style:table-column-properties style:column-width="4.6597in"/>
    </style:style>
    <style:style style:name="Table7.A1" style:family="table-cell">
      <style:table-cell-properties style:vertical-align="middle"/>
    </style:style>
    <style:style style:name="Table8" style:family="table">
      <style:table-properties style:width="6.925in" table:align="left"/>
    </style:style>
    <style:style style:name="Table8.A" style:family="table-column">
      <style:table-column-properties style:column-width="0.1806in"/>
    </style:style>
    <style:style style:name="Table8.B" style:family="table-column">
      <style:table-column-properties style:column-width="6.7444in"/>
    </style:style>
    <style:style style:name="Table8.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5794751357_180"/>3. Potenciacion Cliente Web</text:h>
      <text:h text:style-name="Heading_20_3" text:outline-level="3">jQuery</text:h>
      <text:section text:style-name="Sect1" text:name="yui_3_17_2_1_1475794751357_184">
        <text:p text:style-name="Text_20_body"/>
        <text:section text:style-name="Sect1" text:name="yui_3_17_2_1_1475794751357_183">
          <text:h text:style-name="Heading_20_2" text:outline-level="2">jQuery</text:h>
          <text:p text:style-name="Text_20_body">jQuery es una biblioteca de <text:a xlink:type="simple" xlink:href="http://virtual.uagrm.edu.bo/pregrado/mod/resource/view.php?id=4873" text:style-name="Internet_20_link" text:visited-style-name="Visited_20_Internet_20_Link">JavaScript</text:a>, creada inicialmente por John Resig, que simplifica la manera de interactuar con los documentos <text:a xlink:type="simple" xlink:href="http://virtual.uagrm.edu.bo/pregrado/mod/resource/view.php?id=4872" text:style-name="Internet_20_link" text:visited-style-name="Visited_20_Internet_20_Link">HTML</text:a>, manipular el árbol , manejar eventos, desarrollar animaciones y agregar interacción con la técnica a páginas web. jQuery es la biblioteca de <text:a xlink:type="simple" xlink:href="http://virtual.uagrm.edu.bo/pregrado/mod/resource/view.php?id=4873" text:style-name="Internet_20_link" text:visited-style-name="Visited_20_Internet_20_Link">JavaScript</text:a> más utilizada.</text:p>
          <text:p text:style-name="Text_20_body">jQuery es software libre y de código abierto, permitiendo su uso en proyectos libres y privados. jQuery, al igual que otras bibliotecas, ofrece una serie de funcionalidades basadas en <text:a xlink:type="simple" xlink:href="http://virtual.uagrm.edu.bo/pregrado/mod/resource/view.php?id=4873" text:style-name="Internet_20_link" text:visited-style-name="Visited_20_Internet_20_Link">JavaScript</text:a> que de otra manera requerirían de mucho más código, es decir, con las funciones propias de esta biblioteca se logran grandes resultados en menos tiempo y espacio.</text:p>
          <text:p text:style-name="Text_20_body">Sin más para aprender y usar <text:span text:style-name="T1">jQuery</text:span> es necesario entender al menos dos conceptos básicos Selectores y <text:a xlink:type="simple" xlink:href="http://virtual.uagrm.edu.bo/pregrado/mod/resource/view.php?id=4873" text:style-name="Internet_20_link" text:visited-style-name="Visited_20_Internet_20_Link">JavaScript</text:a></text:p>
          <text:p text:style-name="Text_20_body">Para cargar <text:span text:style-name="T1">jQuery</text:span>, o cualquier otra librería de <text:a xlink:type="simple" xlink:href="http://virtual.uagrm.edu.bo/pregrado/mod/resource/view.php?id=4873" text:style-name="Internet_20_link" text:visited-style-name="Visited_20_Internet_20_Link">JavaScript</text:a> en nuestra página, podemos hacerlo o bien desde nuestro servidor o utilizando una .</text:p>
          <text:p text:style-name="Text_20_body">En el primer caso, tenemos que descargar el archivo jQuery desde el sitio web oficial, guardarlo dentro de nuestro proyecto. Por ejemplo hemos guardado el archivo dentro de una carpeta llamada js, la ruta sería la siguiente:</text:p>
          <text:p text:style-name="Text_20_body"><text:span text:style-name="Strong_20_Emphasis">&lt;script src='js/jquery-1.10.1.min.js'&gt;&lt;/script&gt;</text:span></text:p>
          <text:p text:style-name="Text_20_body">Si utilizamos una CDN, que es la opción recomendada para mejorar la velocidad de carga de la página, tenemos que indicar el enlace del servidor donde se encuentra el archivo jQuery.</text:p>
          <text:p text:style-name="Text_20_body">Si usamos la CDN del sitio oficial de jQuery incluimos el siguiente script:</text:p>
          <text:p text:style-name="Text_20_body"><text:span text:style-name="Strong_20_Emphasis">&lt;script src='http://code.jquery.com/jquery-1.10.1.min.js'&gt;&lt;/script&gt;</text:span></text:p>
          <text:p text:style-name="Text_20_body">Y si usamos la CDN de Google:</text:p>
          <text:p text:style-name="Text_20_body"><text:span text:style-name="Strong_20_Emphasis">&lt;script src='http://ajax.googleapis.com/ajax/libs/jquery/1.10.2/jquery.min.js'&gt;&lt;/script&gt;</text:span></text:p>
          <text:p text:style-name="Text_20_body">Otra práctica recomendada para mejorar la velocidad de carga de la página, es colocar las etiquetas &lt;<text:span text:style-name="T1">script</text:span>&gt; al final de la página justo antes de la etiqueta de cierre &lt;/<text:span text:style-name="T1">body</text:span>&gt;, siempre que sea posible. De esta manera, primero carga el <text:a xlink:type="simple" xlink:href="http://virtual.uagrm.edu.bo/pregrado/mod/page/view.php?id=4865" text:style-name="Internet_20_link" text:visited-style-name="Visited_20_Internet_20_Link">contenido</text:a> de la página y a continuación el código <text:a xlink:type="simple" xlink:href="http://virtual.uagrm.edu.bo/pregrado/mod/resource/view.php?id=4873" text:style-name="Internet_20_link" text:visited-style-name="Visited_20_Internet_20_Link">JavaScript</text:a>, con lo cual se consigue visualizar la página antes.</text:p>
          <text:h text:style-name="Heading_20_4" text:outline-level="4"><text:soft-page-break/>Como trabaja jQuery</text:h>
          <text:p text:style-name="Text_20_body">No es posible interactuar de forma segura con el <text:a xlink:type="simple" xlink:href="http://virtual.uagrm.edu.bo/pregrado/mod/page/view.php?id=4865" text:style-name="Internet_20_link" text:visited-style-name="Visited_20_Internet_20_Link">contenido</text:a> de una página hasta que el documento no se encuentre preparado para su manipulación. jQuery permite detectar dicho estado a través de la declaración <text:span text:style-name="T1">$(document).ready()</text:span> de forma tal que el bloque se ejecutará sólo una vez que la página este disponible.</text:p>
          <text:section text:style-name="Sect1" text:name="highlighter_853876">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able:table-cell>
                <table:table-cell table:style-name="Table1.A1" office:value-type="string">
                  <text:p text:style-name="Table_20_Contents"><text:span text:style-name="Source_20_Text">$(document).ready(function() {</text:span></text:p>
                  <text:p text:style-name="Table_20_Contents"><text:span text:style-name="Source_20_Text">  alert('¡El documento está preparado!');</text:span></text:p>
                  <text:p text:style-name="Table_20_Contents"><text:span text:style-name="Source_20_Text">});</text:span></text:p>
                </table:table-cell>
              </table:table-row>
            </table:table>
          </text:section>
          <text:h text:style-name="Heading_20_4" text:outline-level="4">Forma abreviada</text:h>
          <text:section text:style-name="Sect1" text:name="highlighter_711496">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able:table-cell>
                <table:table-cell table:style-name="Table2.A1" office:value-type="string">
                  <text:p text:style-name="Table_20_Contents"><text:span text:style-name="Source_20_Text">$(function() {</text:span></text:p>
                  <text:p text:style-name="Table_20_Contents"><text:span text:style-name="Source_20_Text">  alert('¡El documento está preparado!');</text:span></text:p>
                  <text:p text:style-name="Table_20_Contents"><text:span text:style-name="Source_20_Text">});</text:span></text:p>
                </table:table-cell>
              </table:table-row>
            </table:table>
          </text:section>
          <text:p text:style-name="Text_20_body">El concepto más básico de jQuery es el de “seleccionar algunos elementos y realizar acciones con ellos”. La biblioteca soporta gran parte de los selectores CSS3 y varios más no estandarizados. En <text:a xlink:type="simple" xlink:href="http://api.jquery.com/category/selectors/" text:style-name="Internet_20_link" text:visited-style-name="Visited_20_Internet_20_Link">http://api.jquery.com/category/selectors/</text:a> se puede encontrar una completa referencia sobre los selectores de la biblioteca.</text:p>
          <text:p text:style-name="Text_20_body">A continuación se muestran algunas técnicas comunes para la selección de elementos:</text:p>
          <text:h text:style-name="Heading_20_4" text:outline-level="4">Selector animated</text:h>
          <text:p text:style-name="Text_20_body"><text:span text:style-name="T1">Descripción</text:span>: Selecciona todos los elementos que están en el progreso de una animación en el momento en que el selector se ejecuta.</text:p>
          <text:section text:style-name="Sect1" text:name="html01">
            <text:p text:style-name="Text_20_body"/>
            <text:section text:style-name="Sect1" text:name="highlighter_210116">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3.A1" office:value-type="string">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Selector animated&lt;/title&gt;</text:span></text:p>
                    <text:p text:style-name="Table_20_Contents"><text:span text:style-name="Source_20_Text">  &lt;script</text:span> <text:span text:style-name="Source_20_Text">src=http://ajax.googleapis.com/ajax/libs/jquery/1.10.2/jquery.min.js&gt;</text:span></text:p>
                    <text:p text:style-name="Table_20_Contents"><text:span text:style-name="Source_20_Text">  &lt;/script&gt;</text:span></text:p>
                    <text:p text:style-name="Table_20_Contents"><text:span text:style-name="Source_20_Text">  &lt;script</text:span> <text:span text:style-name="Source_20_Text">src=0404Animated.js&gt;&lt;/script&gt;</text:span></text:p>
                    <text:p text:style-name="Table_20_Contents"><text:span text:style-name="Source_20_Text">  &lt;link</text:span> <text:span text:style-name="Source_20_Text">href=0404Animated.css rel=stylesheet&gt;</text:span></text:p>
                    <text:p text:style-name="Table_20_Contents"><text:span text:style-name="Source_20_Text">&lt;/head&gt;</text:span></text:p>
                    <text:p text:style-name="Table_20_Contents"><text:span text:style-name="Source_20_Text">&lt;body&gt;</text:span></text:p>
                    <text:p text:style-name="Table_20_Contents"><text:span text:style-name="Source_20_Text">  &lt;div</text:span> <text:span text:style-name="Source_20_Text">class='contenedor'&gt;</text:span></text:p>
                    <text:p text:style-name="Table_20_Contents"><text:span text:style-name="Source_20_Text">    &lt;button</text:span> <text:span text:style-name="Source_20_Text">id='run'&gt;Run&lt;/button&gt;</text:span></text:p>
                    <text:p text:style-name="Table_20_Contents"><text:span text:style-name="Source_20_Text">    &lt;div&gt;&lt;/div&gt;</text:span></text:p>
                    <text:p text:style-name="Table_20_Contents"><text:span text:style-name="Source_20_Text">    &lt;div</text:span> <text:span text:style-name="Source_20_Text">id='animar'&gt;&lt;/div&gt;</text:span></text:p>
                    <text:p text:style-name="Table_20_Contents"><text:span text:style-name="Source_20_Text">    &lt;div&gt;&lt;/div&gt;</text:span></text:p>
                    <text:p text:style-name="Table_20_Contents"><text:span text:style-name="Source_20_Text">  &lt;/div&gt;</text:span></text:p>
                    <text:p text:style-name="Table_20_Contents"><text:span text:style-name="Source_20_Text">&lt;/body&gt;</text:span></text:p>
                  </table:table-cell>
                </table:table-row>
              </table:table>
            </text:section>
          </text:section>
          <text:p text:style-name="Text_20_body"><text:span text:style-name="T1">Descripción</text:span>: Galeria con efecto acordeón</text:p>
          <text:section text:style-name="Sect1" text:name="html02">
            <text:p text:style-name="Text_20_body"/>
            <text:section text:style-name="Sect1" text:name="highlighter_262788">
              <table:table table:name="Table4" table:style-name="Table4">
                <table:table-column table:style-name="Table4.A"/>
                <table:table-column table:style-name="Table4.B"/>
                <text:soft-page-break/>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able:table-cell>
                  <table:table-cell table:style-name="Table4.A1" office:value-type="string">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Galeria efecto acordeón&lt;/title&gt;</text:span></text:p>
                    <text:p text:style-name="Table_20_Contents"><text:span text:style-name="Source_20_Text">  &lt;script</text:span> <text:span text:style-name="Source_20_Text">src='</text:span><text:a xlink:type="simple" xlink:href="http://code.jquery.com/jquery-1.10.1.min.js" text:style-name="Internet_20_link" text:visited-style-name="Visited_20_Internet_20_Link"><text:span text:style-name="Source_20_Text">http://code.jquery.com/jquery-1.10.1.min.js</text:span></text:a><text:span text:style-name="Source_20_Text">'&gt;&lt;/script&gt;</text:span></text:p>
                    <text:p text:style-name="Table_20_Contents"><text:span text:style-name="Source_20_Text">  &lt;script</text:span> <text:span text:style-name="Source_20_Text">src='acordeon.js'&gt;&lt;/script&gt;</text:span></text:p>
                    <text:p text:style-name="Table_20_Contents"><text:span text:style-name="Source_20_Text">  &lt;link</text:span> <text:span text:style-name="Source_20_Text">href='acordeon.css'</text:span> <text:span text:style-name="Source_20_Text">rel='stylesheet'&gt; </text:span></text:p>
                    <text:p text:style-name="Table_20_Contents"><text:span text:style-name="Source_20_Text">&lt;/head&gt;</text:span></text:p>
                    <text:p text:style-name="Table_20_Contents"><text:span text:style-name="Source_20_Text">&lt;body&gt;</text:span></text:p>
                    <text:p text:style-name="Table_20_Contents"><text:span text:style-name="Source_20_Text">  &lt;div</text:span> <text:span text:style-name="Source_20_Text">id="container"&gt;</text:span></text:p>
                    <text:p text:style-name="Table_20_Contents"><text:span text:style-name="Source_20_Text">    &lt;h1&gt;La Mancha Veracruz. Hermosa Playa&lt;/h1&gt;</text:span></text:p>
                    <text:p text:style-name="Table_20_Contents"><text:span text:style-name="Source_20_Text">    &lt;div</text:span> <text:span text:style-name="Source_20_Text">id='imgParts'&gt;</text:span></text:p>
                    <text:p text:style-name="Table_20_Contents"><text:span text:style-name="Source_20_Text">       &lt;a&gt;&lt;img</text:span> <text:span text:style-name="Source_20_Text">alt= ''</text:span> <text:span text:style-name="Source_20_Text">src='LaMancha/IMG_0575.JPG'&gt;&lt;/a&gt;</text:span></text:p>
                    <text:p text:style-name="Table_20_Contents"><text:span text:style-name="Source_20_Text">       &lt;a&gt;&lt;img</text:span> <text:span text:style-name="Source_20_Text">alt= ''</text:span> <text:span text:style-name="Source_20_Text">src='LaMancha/IMG_0577.JPG'&gt;&lt;/a&gt;</text:span></text:p>
                    <text:p text:style-name="Table_20_Contents"><text:span text:style-name="Source_20_Text">       &lt;a&gt;&lt;img</text:span> <text:span text:style-name="Source_20_Text">alt= ''</text:span> <text:span text:style-name="Source_20_Text">src='LaMancha/IMG_0578.JPG'&gt;&lt;/a&gt;</text:span></text:p>
                    <text:p text:style-name="Table_20_Contents"><text:span text:style-name="Source_20_Text">       &lt;a&gt;&lt;img</text:span> <text:span text:style-name="Source_20_Text">alt= ''</text:span> <text:span text:style-name="Source_20_Text">src='LaMancha/IMG_0581.JPG'&gt;&lt;/a&gt;</text:span></text:p>
                    <text:p text:style-name="Table_20_Contents"><text:span text:style-name="Source_20_Text">       &lt;a&gt;&lt;img</text:span> <text:span text:style-name="Source_20_Text">alt= ''</text:span> <text:span text:style-name="Source_20_Text">src='LaMancha/IMG_0583.JPG'&gt;&lt;/a&gt;</text:span></text:p>
                    <text:p text:style-name="Table_20_Contents"><text:span text:style-name="Source_20_Text">       &lt;a&gt;&lt;img</text:span> <text:span text:style-name="Source_20_Text">alt= ''</text:span> <text:span text:style-name="Source_20_Text">src='LaMancha/IMG_0588.JPG'&gt;&lt;/a&gt;</text:span></text:p>
                    <text:p text:style-name="Table_20_Contents"><text:span text:style-name="Source_20_Text">       &lt;a&gt;&lt;img</text:span> <text:span text:style-name="Source_20_Text">alt= ''</text:span> <text:span text:style-name="Source_20_Text">src='LaMancha/IMG_0615.JPG'&gt;&lt;/a&gt;</text:span></text:p>
                    <text:p text:style-name="Table_20_Contents"><text:span text:style-name="Source_20_Text">       &lt;a&gt;&lt;img</text:span> <text:span text:style-name="Source_20_Text">alt= ''</text:span> <text:span text:style-name="Source_20_Text">src='LaMancha/IMG_0621.JPG'&gt;&lt;/a&gt;</text:span></text:p>
                    <text:p text:style-name="Table_20_Contents"><text:span text:style-name="Source_20_Text">    &lt;/div&gt;</text:span></text:p>
                    <text:p text:style-name="Table_20_Contents"><text:span text:style-name="Source_20_Text">     &lt;div</text:span> <text:span text:style-name="Source_20_Text">id="fotos"&gt;&lt;img</text:span> <text:span text:style-name="Source_20_Text">alt= ''</text:span> <text:span text:style-name="Source_20_Text">src='LaMancha/IMG_0575.JPG'&gt;&lt;/div&gt;</text:span></text:p>
                    <text:p text:style-name="Table_20_Contents"><text:span text:style-name="Source_20_Text">  &lt;/div&gt;</text:span></text:p>
                    <text:p text:style-name="Table_20_Contents"><text:span text:style-name="Source_20_Text">&lt;/body&gt;</text:span></text:p>
                  </table:table-cell>
                </table:table-row>
              </table:table>
            </text:section>
          </text:section>
          <text:h text:style-name="Heading_20_4" text:outline-level="4">Efectos de acordeón: jQuery slideDown(), slideUp() y slideToggle()</text:h>
          <text:p text:style-name="Text_20_body">Estas funciones son muy usadas para hacer slideshows, sliders o el conocido efecto acordeón. Se pueden combinar con otras funciones de jQuery como los efectos fading (fadeIn, fadeTo, fadeToggle, fadeOut), con show() y hide() o con jQuery animate() para realizar animaciones CSS con elelementos del DOM.</text:p>
          <text:p text:style-name="Text_20_body">Muestran u ocultan elementos de la web utilizando un efecto de deslizamiento.</text:p>
          <text:p text:style-name="Text_20_body"><text:span text:style-name="T1">slideDown</text:span> muestra un elemento usando un efecto de deslizamiento, su sintaxis es:</text:p>
          <text:section text:style-name="Sect1" text:name="highlighter_353795">
            <table:table table:name="Table5" table:style-name="Table5">
              <table:table-column table:style-name="Table5.A"/>
              <table:table-column table:style-name="Table5.B"/>
              <table:table-row>
                <table:table-cell table:style-name="Table5.A1" office:value-type="string">
                  <text:p text:style-name="Table_20_Contents">1</text:p>
                </table:table-cell>
                <table:table-cell table:style-name="Table5.A1" office:value-type="string">
                  <text:p text:style-name="Table_20_Contents"><text:span text:style-name="Source_20_Text">$(elemento).slideDown(speed,easing,callback)</text:span></text:p>
                </table:table-cell>
              </table:table-row>
            </table:table>
          </text:section>
          <text:p text:style-name="Text_20_body">Donde:</text:p>
          <text:list xml:id="list6797308931585165950" text:style-name="L1">
            <text:list-item>
              <text:p text:style-name="P4"><text:span text:style-name="T1">elemento (obligatorio)</text:span>: <text:span text:style-name="T1">id</text:span> del elemento ('#') que queremos manipular. También puede ser un class ('.') o etiqueta. </text:p>
            </text:list-item>
            <text:list-item>
              <text:p text:style-name="P4"><text:span text:style-name="T1">speed (opcional)</text:span>: Velocidad de la duración del efecto en milisengundos. También pueden pasarse los valores 'fast' y 'slow'. por defecto 400. </text:p>
            </text:list-item>
            <text:list-item>
              <text:p text:style-name="P4"><text:span text:style-name="T1">easing (opcional)</text:span>: Velocidad de la animación en diferentes puntos de la misma. El valor por defecto es 'swing' (movimiento rápido al principio y final y lento por el medio de la animación), en cambio el valor 'linear' ofrece una animación constante sin cambios de velocidad. </text:p>
            </text:list-item>
            <text:list-item>
              <text:p text:style-name="P1"><text:span text:style-name="T1">callback (opcional)</text:span>: Función/acción que se ejecutará cuando el efecto se haya completado. </text:p>
            </text:list-item>
          </text:list>
          <text:p text:style-name="Text_20_body"><text:soft-page-break/>slideUp()</text:p>
          <text:p text:style-name="Text_20_body">Oculta un elemento usando un efecto de deslizamiento, su sintaxis es:</text:p>
          <text:section text:style-name="Sect1" text:name="highlighter_656384">
            <table:table table:name="Table6" table:style-name="Table6">
              <table:table-column table:style-name="Table6.A"/>
              <table:table-column table:style-name="Table6.B"/>
              <table:table-row>
                <table:table-cell table:style-name="Table6.A1" office:value-type="string">
                  <text:p text:style-name="Table_20_Contents">1</text:p>
                </table:table-cell>
                <table:table-cell table:style-name="Table6.A1" office:value-type="string">
                  <text:p text:style-name="Table_20_Contents"><text:span text:style-name="Source_20_Text">$(elemento).slideUp(speed,easing,callback)</text:span></text:p>
                </table:table-cell>
              </table:table-row>
            </table:table>
          </text:section>
          <text:list xml:id="list8736675198032543929" text:style-name="L2">
            <text:list-item>
              <text:p text:style-name="P5"><text:span text:style-name="T1">elemento (obligatorio)</text:span>: <text:span text:style-name="T1">id</text:span> del elemento ('#') que queremos manipular. También puede ser un class ('.') o etiqueta. </text:p>
            </text:list-item>
            <text:list-item>
              <text:p text:style-name="P5"><text:span text:style-name="T1">speed (opcional)</text:span>: Velocidad de la duración del efecto en milisengundos. También pueden pasarse los valores 'fast' y 'slow'. por defecto 400. </text:p>
            </text:list-item>
            <text:list-item>
              <text:p text:style-name="P5"><text:span text:style-name="T1">easing (opcional)</text:span>: Velocidad de la animación en diferentes puntos de la misma. El valor por defecto es 'swing' (movimiento rápido al principio y final y lento por el medio de la animación), en cambio el valor 'linear' ofrece una animación constante sin cambios de velocidad. </text:p>
            </text:list-item>
            <text:list-item>
              <text:p text:style-name="P2">callback (opcional): Función/acción que se ejecutará cuando el efecto se haya completado. </text:p>
            </text:list-item>
          </text:list>
          <text:p text:style-name="Text_20_body">slideToggle()</text:p>
          <text:p text:style-name="Text_20_body">Muestra y/o oculta un elemento usando un efecto de deslizamiento, su sintaxis es la siguiente:</text:p>
          <text:section text:style-name="Sect1" text:name="highlighter_41493">
            <table:table table:name="Table7" table:style-name="Table7">
              <table:table-column table:style-name="Table7.A"/>
              <table:table-column table:style-name="Table7.B"/>
              <table:table-row>
                <table:table-cell table:style-name="Table7.A1" office:value-type="string">
                  <text:p text:style-name="Table_20_Contents">1</text:p>
                </table:table-cell>
                <table:table-cell table:style-name="Table7.A1" office:value-type="string">
                  <text:p text:style-name="Table_20_Contents"><text:span text:style-name="Source_20_Text">$(elemento).slideToggle(speed,easing,callback)</text:span></text:p>
                </table:table-cell>
              </table:table-row>
            </table:table>
          </text:section>
          <text:p text:style-name="Text_20_body">Donde:</text:p>
          <text:list xml:id="list3917409214425135172" text:style-name="L3">
            <text:list-item>
              <text:p text:style-name="P6"><text:span text:style-name="T1">Elemento (obligatorio)</text:span>: <text:span text:style-name="T1">id</text:span> del elemento ('#') que queremos manipular. También puede ser un class ('.') o etiqueta. </text:p>
            </text:list-item>
            <text:list-item>
              <text:p text:style-name="P6"><text:span text:style-name="T1">speed (opcional)</text:span>: Velocidad de la duración del efecto en milisengundos. También pueden pasarse los valores 'fast' y 'slow'. por defecto 400. </text:p>
            </text:list-item>
            <text:list-item>
              <text:p text:style-name="P6"><text:span text:style-name="T1">easing (opcional)</text:span>: Velocidad de la animación en diferentes puntos de la misma. El valor por defecto es 'swing' (movimiento rápido al principio y final y lento por el medio de la animación), en cambio el valor 'linear' ofrece una animación constante sin cambios de velocidad. </text:p>
            </text:list-item>
            <text:list-item>
              <text:p text:style-name="P3"><text:span text:style-name="T1">callback (opcional)</text:span>: Función/acción que se ejecutará cuando el efecto se haya completado. </text:p>
            </text:list-item>
          </text:list>
          <text:section text:style-name="Sect1" text:name="html03">
            <text:p text:style-name="Text_20_body"/>
            <text:section text:style-name="Sect1" text:name="highlighter_456629">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text:soft-page-break/>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able:table-cell>
                  <table:table-cell table:style-name="Table8.A1" office:value-type="string">
                    <text:p text:style-name="Table_20_Contents"><text:span text:style-name="Source_20_Text">&lt;head&gt;</text:span></text:p>
                    <text:p text:style-name="Table_20_Contents"><text:span text:style-name="Source_20_Text">  &lt;meta</text:span> <text:span text:style-name="Source_20_Text">charset="utf-8"&gt;</text:span></text:p>
                    <text:p text:style-name="Table_20_Contents"><text:span text:style-name="Source_20_Text">  &lt;title&gt;Efecto Acordeón&lt;/title&gt;</text:span></text:p>
                    <text:p text:style-name="Table_20_Contents"><text:span text:style-name="Source_20_Text">  &lt;script</text:span> <text:span text:style-name="Source_20_Text">src='</text:span><text:a xlink:type="simple" xlink:href="http://code.jquery.com/jquery-1.10.1.min.js" text:style-name="Internet_20_link" text:visited-style-name="Visited_20_Internet_20_Link"><text:span text:style-name="Source_20_Text">http://code.jquery.com/jquery-1.10.1.min.js</text:span></text:a><text:span text:style-name="Source_20_Text">'&gt;&lt;/script&gt;   </text:span></text:p>
                    <text:p text:style-name="Table_20_Contents"><text:span text:style-name="Source_20_Text">  &lt;script</text:span> <text:span text:style-name="Source_20_Text">src='0404Acordeon.js'&gt;&lt;/script&gt;</text:span></text:p>
                    <text:p text:style-name="Table_20_Contents"><text:span text:style-name="Source_20_Text">  &lt;link</text:span> <text:span text:style-name="Source_20_Text">href='0404Acordeon.css'&gt;</text:span></text:p>
                    <text:p text:style-name="Table_20_Contents"><text:span text:style-name="Source_20_Text">&lt;/head&gt;</text:span></text:p>
                    <text:p text:style-name="Table_20_Contents"><text:span text:style-name="Source_20_Text">&lt;body&gt;</text:span></text:p>
                    <text:p text:style-name="Table_20_Contents"><text:span text:style-name="Source_20_Text">  &lt;input</text:span> <text:span text:style-name="Source_20_Text">type="button"</text:span> <text:span text:style-name="Source_20_Text">id="up01"</text:span> <text:span text:style-name="Source_20_Text">value="Ocultar con slideUp()"&gt;</text:span></text:p>
                    <text:p text:style-name="Table_20_Contents"><text:span text:style-name="Source_20_Text">  &lt;input</text:span> <text:span text:style-name="Source_20_Text">type="button"</text:span> <text:span text:style-name="Source_20_Text">id="down01"</text:span> <text:span text:style-name="Source_20_Text">value="Mostrar con slideDown()"&gt;</text:span></text:p>
                    <text:p text:style-name="Table_20_Contents"><text:span text:style-name="Source_20_Text">  &lt;input</text:span> <text:span text:style-name="Source_20_Text">type="button"</text:span> <text:span text:style-name="Source_20_Text">id="up02"</text:span> <text:span text:style-name="Source_20_Text">value="Ocultar con slideUp(4000"&gt;</text:span></text:p>
                    <text:p text:style-name="Table_20_Contents"><text:span text:style-name="Source_20_Text">  &lt;input</text:span> <text:span text:style-name="Source_20_Text">type="button"</text:span> <text:span text:style-name="Source_20_Text">id="down02"</text:span> <text:span text:style-name="Source_20_Text">value="Mostrar con slideDown(4000)"&gt;</text:span></text:p>
                    <text:p text:style-name="Table_20_Contents"><text:span text:style-name="Source_20_Text">  &lt;input</text:span> <text:span text:style-name="Source_20_Text">type="button"</text:span> <text:span text:style-name="Source_20_Text">id="up03"</text:span> <text:span text:style-name="Source_20_Text">value="Ocultar con slideUp() con </text:span><text:soft-page-break/><text:span text:style-name="Source_20_Text">'slow'"&gt;</text:span></text:p>
                    <text:p text:style-name="Table_20_Contents"><text:span text:style-name="Source_20_Text">  &lt;input</text:span> <text:span text:style-name="Source_20_Text">type="button"</text:span> <text:span text:style-name="Source_20_Text">id="down03"</text:span> <text:span text:style-name="Source_20_Text">value="Mostrar con slideDown() con 'fast'"&gt;</text:span></text:p>
                    <text:p text:style-name="Table_20_Contents"><text:span text:style-name="Source_20_Text">  &lt;input</text:span> <text:span text:style-name="Source_20_Text">type="button"</text:span> <text:span text:style-name="Source_20_Text">id="up04"</text:span> <text:span text:style-name="Source_20_Text">value="Ocultar con slideUp() con 'slow' y callback"&gt;</text:span></text:p>
                    <text:p text:style-name="Table_20_Contents"><text:span text:style-name="Source_20_Text">  &lt;input</text:span> <text:span text:style-name="Source_20_Text">type="button"</text:span> <text:span text:style-name="Source_20_Text">id="down04"</text:span></text:p>
                    <text:p text:style-name="Table_20_Contents"><text:span text:style-name="Source_20_Text">         value="Mostrar con slideDown() con 'fast' y callback"&gt;</text:span></text:p>
                    <text:p text:style-name="Table_20_Contents"><text:span text:style-name="Source_20_Text">  &lt;input</text:span> <text:span text:style-name="Source_20_Text">type="button"</text:span> <text:span text:style-name="Source_20_Text">id="toggle01"</text:span> <text:span text:style-name="Source_20_Text">value="Mostrar / ocultar con slideToggle()"&gt;</text:span></text:p>
                    <text:p text:style-name="Table_20_Contents"><text:span text:style-name="Source_20_Text">  &lt;input</text:span> <text:span text:style-name="Source_20_Text">type="button"</text:span> <text:span text:style-name="Source_20_Text">id="toggle02"</text:span> <text:span text:style-name="Source_20_Text">value="Mostrar / ocultar con slideToggle(4000)"&gt;</text:span></text:p>
                    <text:p text:style-name="Table_20_Contents"><text:span text:style-name="Source_20_Text">  &lt;input</text:span> <text:span text:style-name="Source_20_Text">type="button"</text:span> <text:span text:style-name="Source_20_Text">id="toggle03"</text:span></text:p>
                    <text:p text:style-name="Table_20_Contents"><text:span text:style-name="Source_20_Text">          value="Mostrar / ocultar con slideToggle() con 'slow' con callback"&gt;</text:span></text:p>
                    <text:p text:style-name="Table_20_Contents"><text:span text:style-name="Source_20_Text">  &lt;div</text:span> <text:span text:style-name="Source_20_Text">id='rectangulo'&gt;&lt;p&gt;En la inteligencia no hay medida.. sólo el hecho de ser inteligente es suficiente... pues cuando queremos serlo es cuando empezamos a recorrer el camino que nos lleva a ella.&lt;/p&gt;</text:span></text:p>
                    <text:p text:style-name="Table_20_Contents"><text:span text:style-name="Source_20_Text">  &lt;p&gt;Un hombre inteligente es aquel que sabe ser tan inteligente como para contratar gente más inteligente que él.&lt;/p&gt;&lt;/div&gt;</text:span></text:p>
                    <text:p text:style-name="Table_20_Contents"><text:span text:style-name="Source_20_Text">&lt;/body&gt;</text:span></text:p>
                  </table:table-cell>
                </table:table-row>
              </table:table>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9:00:21.986919729</meta:creation-date>
    <dc:date>2016-10-06T19:00:51.906520483</dc:date>
    <meta:editing-duration>PT30S</meta:editing-duration>
    <meta:editing-cycles>1</meta:editing-cycles>
    <meta:document-statistic meta:table-count="8" meta:image-count="0" meta:object-count="0" meta:page-count="5" meta:paragraph-count="189" meta:word-count="1179" meta:character-count="8595" meta:non-whitespace-character-count="7423"/>
    <meta:generator>LibreOffice/5.1.5.2$Linux_X86_64 LibreOffice_project/10$Build-2</meta:generator>
  </office:meta>
</office:document-meta>
</file>